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000000" fo:font-size="14pt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 style:list-style-name="L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 style:list-style-name="L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 style:list-style-name="L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 style:list-style-name="L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 style:list-style-name="L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 style:list-style-name="L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 style:list-style-name="L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 style:list-style-name="L1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 style:list-style-name="L1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 style:list-style-name="L1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 style:list-style-name="L1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list-style-name="L1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 style:list-style-name="L1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 style:list-style-name="L1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 style:list-style-name="L1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 style:list-style-name="L18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 style:list-style-name="L19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 style:list-style-name="L20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 style:list-style-name="L2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 style:list-style-name="L22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 style:list-style-name="L23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4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25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26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27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style:text-properties fo:color="#000000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P34" style:family="paragraph" style:parent-style-name="Standard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 style:list-style-name="L4">
      <style:text-properties fo:color="#000000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hapitre 9 : L'influence des politiques économiques</text:p>
      <text:p text:style-name="P1">(Approche économique)</text:p>
      <text:p text:style-name="P1"/>
      <text:p text:style-name="P4">3 compétences attendues :</text:p>
      <text:p text:style-name="P4"/>
      <text:list xml:id="list6293174163791817534" text:style-name="L1">
        <text:list-item>
          <text:p text:style-name="P7">Savoir identifier les principales politiques économiques</text:p>
        </text:list-item>
        <text:list-item>
          <text:p text:style-name="P7">Savoir repérer les impacts des politiques sur l'environnement de l'entreprise</text:p>
        </text:list-item>
        <text:list-item>
          <text:p text:style-name="P7">Savoir repérer les limites de l'intervention des pouvoirs publics</text:p>
        </text:list-item>
      </text:list>
      <text:p text:style-name="P2"/>
      <text:p text:style-name="P4">Plan du chap :</text:p>
      <text:p text:style-name="P4"/>
      <text:p text:style-name="P2"><text:tab/>I – Les types de politiques économiques</text:p>
      <text:p text:style-name="P2"><text:tab/>II – Étude de la politique budgétaire</text:p>
      <text:p text:style-name="P2"><text:tab/>III – Étude de la politique monétaire</text:p>
      <text:p text:style-name="P2"><text:tab/>IV – Étude des politiques structurelles</text:p>
      <text:p text:style-name="P2"><text:tab/>V – Les impacts des politiques économiques</text:p>
      <text:p text:style-name="P2"><text:tab/>VI – Les limites des politiques économiques</text:p>
      <text:p text:style-name="P4"/>
      <text:p text:style-name="P4"/>
      <text:p text:style-name="P3">I – Voir plan</text:p>
      <text:p text:style-name="P3"/>
      <text:p text:style-name="P4">Les principaux types de politique économique</text:p>
      <text:p text:style-name="P4"/>
      <text:list xml:id="list3112260599332001186" text:style-name="L2">
        <text:list-item>
          <text:p text:style-name="P8">Politiques conjoncturelles : Politiques visant à stabiliser l'économie à court terme</text:p>
          <text:p text:style-name="P8"/>
        </text:list-item>
        <text:list-item>
          <text:p text:style-name="P8">Politiques structurelles : Politiques visant à modifier les modes de vie, de consommation et de production à long terme</text:p>
        </text:list-item>
      </text:list>
      <text:p text:style-name="P2"/>
      <text:p text:style-name="P2"/>
      <text:p text:style-name="P4">Les principaux type de politiques conjoncturelles</text:p>
      <text:p text:style-name="P4"/>
      <text:list xml:id="list5942985016055167826" text:style-name="L3">
        <text:list-item>
          <text:p text:style-name="P9">Définition « politique budgétaire » : Régulation par les pouvoirs publics de l'économie en mobilisant le budget de l'Etat</text:p>
          <text:p text:style-name="P9"/>
        </text:list-item>
        <text:list-item>
          <text:p text:style-name="P9">Définition « politique monétaire » : Politique visant à agir sur la quantité de monnaie en circulation ainsi que les conditions de financement pour influer la situation économique</text:p>
        </text:list-item>
      </text:list>
      <text:p text:style-name="P2"/>
      <text:p text:style-name="P2"/>
      <text:p text:style-name="P3">II – Voir plan</text:p>
      <text:p text:style-name="P3"/>
      <text:list xml:id="list4548215553771953380" text:style-name="L4">
        <text:list-item>
          <text:p text:style-name="P35">Définition « budget » :<text:span text:style-name="T1"> Le budget de l'Etat est l'ensemble des ressources et dépenses de l'Etat dans une année qui sont identifiées dans la loi de finance</text:span></text:p>
        </text:list-item>
        <text:list-item>
          <text:p text:style-name="P35"><text:soft-page-break/>Composition du budget de l'Etat (2) :</text:p>
        </text:list-item>
      </text:list>
      <text:list xml:id="list6921061502786581002" text:style-name="L5">
        <text:list-item>
          <text:p text:style-name="P10">Recettes : impôts, taxes, amendes</text:p>
        </text:list-item>
        <text:list-item>
          <text:p text:style-name="P10">Dépenses : fonctionnement de l'Etat, commande publique, adhésion aux organisations internationales, remboursement de la dette publique</text:p>
        </text:list-item>
      </text:list>
      <text:p text:style-name="P2"/>
      <text:p text:style-name="P4">Approche Keynésienne : le postulat de départ</text:p>
      <text:p text:style-name="P2"/>
      <text:list xml:id="list3252168986753393702" text:style-name="L6">
        <text:list-item>
          <text:p text:style-name="P11">Énonciation du postulat : Une augmentation des dépenses publiques agit sur la demande globale imposant alors un effort de production</text:p>
          <text:p text:style-name="P11"/>
        </text:list-item>
        <text:list-item>
          <text:p text:style-name="P11">Effet sur les agents économiques : L'effort de production supplémentaire apportera des emplois et des revenus supplémentaires aux ménages</text:p>
          <text:p text:style-name="P11"/>
        </text:list-item>
        <text:list-item>
          <text:p text:style-name="P11">Effet sur la conjoncture (2) :</text:p>
        </text:list-item>
      </text:list>
      <text:list xml:id="list2058974706590261212" text:style-name="L7">
        <text:list-item>
          <text:p text:style-name="P12">L'effort de production permettra une augmentation du niveau de production et donc du PIB</text:p>
        </text:list-item>
        <text:list-item>
          <text:p text:style-name="P12">Si le PIB augmente d'au moins 2%, s'installera alors durablement la croissance économique</text:p>
        </text:list-item>
      </text:list>
      <text:p text:style-name="P2"/>
      <text:p text:style-name="P2"/>
      <text:p text:style-name="P4">Mise en œuvre de la politique budgétaire</text:p>
      <text:p text:style-name="P4"/>
      <text:list xml:id="list303451203212796904" text:style-name="L8">
        <text:list-item>
          <text:p text:style-name="P13">3 principes :</text:p>
        </text:list-item>
      </text:list>
      <text:list xml:id="list4386908370648731683" text:style-name="L9">
        <text:list-item>
          <text:p text:style-name="P14">Baisse de l'imposition</text:p>
        </text:list-item>
        <text:list-item>
          <text:p text:style-name="P14">Développement des aides tournées vers les ménages et les entreprises</text:p>
        </text:list-item>
        <text:list-item>
          <text:p text:style-name="P14">Augmentation des dépenses des administrations publiques</text:p>
        </text:list-item>
      </text:list>
      <text:p text:style-name="P2"/>
      <text:list xml:id="list5793949361136966129" text:style-name="L10">
        <text:list-item>
          <text:p text:style-name="P15">Effet : Le budget public présentera un déficit (Recettes &lt; dépenses)</text:p>
        </text:list-item>
      </text:list>
      <text:p text:style-name="P2"/>
      <text:p text:style-name="P2"/>
      <text:p text:style-name="P4">Effets de la politique budgétaire</text:p>
      <text:p text:style-name="P4"/>
      <text:list xml:id="list2101075940110925392" text:style-name="L11">
        <text:list-item>
          <text:p text:style-name="P16">2 effets sur la conjoncture :</text:p>
        </text:list-item>
      </text:list>
      <text:list xml:id="list339644578824459376" text:style-name="L12">
        <text:list-item>
          <text:p text:style-name="P17">Augmentation de la demande</text:p>
        </text:list-item>
        <text:list-item>
          <text:p text:style-name="P17">Augmentation du niveau de production, des emplois et des ventes</text:p>
        </text:list-item>
      </text:list>
      <text:p text:style-name="P2"/>
      <text:list xml:id="list1736598613418841334" text:style-name="L13">
        <text:list-item>
          <text:p text:style-name="P18">3 effets sur le budget de l'Etat :</text:p>
        </text:list-item>
      </text:list>
      <text:list xml:id="list4171782006020685325" text:style-name="L14">
        <text:list-item>
          <text:p text:style-name="P19">Plus de recettes (TVA, impôts sur le revenu, impôt sur les sociétés)</text:p>
        </text:list-item>
        <text:list-item>
          <text:p text:style-name="P19">Moins de dépenses car l'Etat pourra se retirer du fait de l'autorégulation de la croissance</text:p>
        </text:list-item>
        <text:list-item>
          <text:p text:style-name="P19">Retour à équilibre financier</text:p>
        </text:list-item>
      </text:list>
      <text:p text:style-name="P2"/>
      <text:p text:style-name="P2"/>
      <text:p text:style-name="P4">La portée de la politique budgétaire</text:p>
      <text:list xml:id="list2206977958581436636" text:style-name="L15">
        <text:list-item>
          <text:p text:style-name="P20"><text:soft-page-break/>Notion de multiplicateur keynésien : L'Etat doit accentuer son déficit budgétaire afin de relancer la croissance par laquelle il pourra récupérer plus que ce qu'il n'a consenti lors de son déficit</text:p>
        </text:list-item>
      </text:list>
      <text:p text:style-name="P2"/>
      <text:p text:style-name="P2"/>
      <text:p text:style-name="P4">Les types de politique budgétaire</text:p>
      <text:p text:style-name="P4"/>
      <text:list xml:id="list6032217081852554040" text:style-name="L16">
        <text:list-item>
          <text:p text:style-name="P21">Définition « politique expansionnisme » : Accentuer les dépenses pour relancer l'économie</text:p>
          <text:p text:style-name="P21"/>
        </text:list-item>
        <text:list-item>
          <text:p text:style-name="P21">Définition « politique de rigueur » : Limiter les dépenses et réduire l'endettement de l'Etat pour réduire l'inflation</text:p>
        </text:list-item>
      </text:list>
      <text:p text:style-name="P2"/>
      <text:p text:style-name="P2"/>
      <text:p text:style-name="P3">III – Voir plan</text:p>
      <text:p text:style-name="P3"/>
      <text:p text:style-name="P4">La politique monétaire</text:p>
      <text:p text:style-name="P4"/>
      <text:list xml:id="list160145311887687580" text:style-name="L17">
        <text:list-item>
          <text:p text:style-name="P22">Moyen d'intervention : La modulation du taux directeur dans le cadre de la création de monnaie</text:p>
          <text:p text:style-name="P22"/>
        </text:list-item>
        <text:list-item>
          <text:p text:style-name="P22">Détermination du taux directeur :</text:p>
        </text:list-item>
      </text:list>
      <text:list xml:id="list8842485981833410471" text:style-name="L18">
        <text:list-item>
          <text:p text:style-name="P23">Pour lutter contre l'inflation du taux directeur (Augmentation)</text:p>
        </text:list-item>
        <text:list-item>
          <text:p text:style-name="P23">Pour relance de l'activité économique du taux directeur (Baisse)</text:p>
        </text:list-item>
      </text:list>
      <text:p text:style-name="P2"/>
      <text:list xml:id="list6846987717096383076" text:style-name="L19">
        <text:list-item>
          <text:p text:style-name="P24">Intégration européenne : Rôle de la BCE dans la zone euro pour assurer la stabilité des prix (inflation &lt; 2%) afin de garantir le pouvoir d'achat des ménages</text:p>
        </text:list-item>
      </text:list>
      <text:p text:style-name="P2"/>
      <text:p text:style-name="P3"/>
      <text:p text:style-name="P3">IV – Voir plan</text:p>
      <text:p text:style-name="P3"/>
      <text:p text:style-name="P4">Les politiques structurelles</text:p>
      <text:p text:style-name="P4"/>
      <text:list xml:id="list4651328614735474360" text:style-name="L20">
        <text:list-item>
          <text:p text:style-name="P25">Définition : Politique à long terme visant à modifier les structures de l'Etat c'est-à-dire modifier les modes de vie, de consommation et de production</text:p>
          <text:p text:style-name="P25"/>
        </text:list-item>
        <text:list-item>
          <text:p text:style-name="P25">Dénomination de la politique : En fonction de l'objectif fixé</text:p>
        </text:list-item>
      </text:list>
      <text:p text:style-name="P2"/>
      <text:p text:style-name="P2"/>
      <text:p text:style-name="P4">Les politiques structurelles dans le cadre de l'intégration européenne</text:p>
      <text:p text:style-name="P4"/>
      <text:list xml:id="list2792146672644276393" text:style-name="L21">
        <text:list-item>
          <text:p text:style-name="P26">Principe : Objectif européenne définis pour tous les Etats dans les Grandes Orientations des Politiques Economiques (GOPE)</text:p>
        </text:list-item>
        <text:list-item>
          <text:p text:style-name="P26"><text:soft-page-break/>Les 4 objectifs de « Europe 202 » :</text:p>
        </text:list-item>
      </text:list>
      <text:list xml:id="list3415545116793197875" text:style-name="L22">
        <text:list-item>
          <text:p text:style-name="P27">Emploi</text:p>
        </text:list-item>
        <text:list-item>
          <text:p text:style-name="P27">Développement de la R&amp;D et de l'éducation</text:p>
        </text:list-item>
        <text:list-item>
          <text:p text:style-name="P27">Lutte contre réchauffement climatique</text:p>
        </text:list-item>
        <text:list-item>
          <text:p text:style-name="P27">Lutte <text:s/>contre la pauvreté et l'exclusion</text:p>
        </text:list-item>
      </text:list>
      <text:p text:style-name="P2"/>
      <text:p text:style-name="P2"/>
      <text:p text:style-name="P3">V – Voir plan</text:p>
      <text:p text:style-name="P3"/>
      <text:p text:style-name="P4">Impact de la politique de la demande</text:p>
      <text:p text:style-name="P4"/>
      <text:list xml:id="list7085163094043049833" text:style-name="L23">
        <text:list-item>
          <text:p text:style-name="P28">Définition : Mesures visant à augmenter la demande globale pour relancer l'économie</text:p>
          <text:p text:style-name="P28"/>
        </text:list-item>
        <text:list-item>
          <text:p text:style-name="P28">2 outils budgétaires :</text:p>
        </text:list-item>
      </text:list>
      <text:list xml:id="list8508874394367376382" text:style-name="L24">
        <text:list-item>
          <text:p text:style-name="P29">Aides sociales, impôts (pour améliorer le pouvoir d'achat)</text:p>
        </text:list-item>
        <text:list-item>
          <text:p text:style-name="P29">Dépenses publiques avec les politiques des grands travaux</text:p>
        </text:list-item>
      </text:list>
      <text:p text:style-name="P2"/>
      <text:list xml:id="list3886335441519119111" text:style-name="L25">
        <text:list-item>
          <text:p text:style-name="P30">Outil monétaire : Baisse du taux directeur</text:p>
        </text:list-item>
      </text:list>
      <text:p text:style-name="P2"/>
      <text:p text:style-name="P2"/>
      <text:p text:style-name="P4">Impact des politiques de l'offre</text:p>
      <text:p text:style-name="P4"/>
      <text:list xml:id="list2907486227826705975" text:style-name="L26">
        <text:list-item>
          <text:p text:style-name="P31">Définition : Mesures visant à modifier les modes de production et à faire baisser les prix</text:p>
          <text:p text:style-name="P31"/>
        </text:list-item>
        <text:list-item>
          <text:p text:style-name="P31">Objectif visé : La relance de l'activité économique</text:p>
        </text:list-item>
      </text:list>
      <text:p text:style-name="P2"/>
      <text:p text:style-name="P2"/>
      <text:p text:style-name="P3">VI – Voir plan</text:p>
      <text:p text:style-name="P3"/>
      <text:p text:style-name="P4">Les limites budgétaires aux politiques économiques</text:p>
      <text:p text:style-name="P4"/>
      <text:list xml:id="list2511148102558805779" text:style-name="L27">
        <text:list-item>
          <text:p text:style-name="P32">Constat : Effet boule de neige qui conduit l'Etat à s'endetter pour rembourser ses endettes antérieures</text:p>
          <text:p text:style-name="P32"/>
        </text:list-item>
        <text:list-item>
          <text:p text:style-name="P32">Remède : La soutenabilité des finances publiques afin d'assurer solvabilité de l'Etat de l'Etat pour rembourser les dettes</text:p>
          <text:p text:style-name="P32"/>
        </text:list-item>
        <text:list-item>
          <text:p text:style-name="P32">Principe du pacte de stabilité et de croissance (UE) : Déficit public &lt; 3% de PIB et endettement &lt; 60% du PIB</text:p>
          <text:p text:style-name="P32"/>
        </text:list-item>
        <text:list-item>
          <text:p text:style-name="P32">Règle d'or du pacte budgétaire : Déficit structurel ne doit pas dépasser 0,5% de son PI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2-24T09:29:37</meta:creation-date>
    <dc:date>2022-03-24T10:27:57</dc:date>
    <dc:creator>Jordan </dc:creator>
    <meta:editing-duration>PT2H33M19S</meta:editing-duration>
    <meta:editing-cycles>3</meta:editing-cycles>
    <meta:generator>OpenOffice/4.1.7$Unix OpenOffice.org_project/417m1$Build-9800</meta:generator>
    <meta:document-statistic meta:table-count="0" meta:image-count="0" meta:object-count="0" meta:page-count="4" meta:paragraph-count="84" meta:word-count="874" meta:character-count="5264"/>
  </office:meta>
</office:document-meta>
</file>